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FB591E76A59F1C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36cm, 3.236cm, 9.656cm, 2.70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08cm" svg:height="20.799cm" svg:x="0.992cm" svg:y="2.292cm">
          <draw:image xlink:href="Pictures/10000000000005E8000007E06FB591E76A59F1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0:46.616587689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